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left="3.747cm" fo:margin-top="0cm" fo:margin-bottom="0cm" style:contextual-spacing="false" fo:line-height="100%" fo:text-indent="1.249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weight="bold" style:font-weight-asian="bold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/>
      <style:text-properties style:font-name="Times New Roman" style:text-underline-style="solid" style:text-underline-width="auto" style:text-underline-color="font-color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392d9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5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officeooo:rsid="001392d9" style:font-name-complex="Times New Roman1"/>
    </style:style>
    <style:style style:name="T7" style:family="text">
      <style:text-properties style:font-name="Times New Roman" fo:font-size="9pt" fo:font-style="italic" style:font-size-asian="9pt" style:font-style-asian="italic" style:font-name-complex="Times New Roman1" style:font-size-complex="9pt"/>
    </style:style>
    <style:style style:name="T8" style:family="text">
      <style:text-properties style:font-name="Times New Roman" fo:font-size="9pt" style:font-size-asian="9pt" style:font-name-complex="Times New Roman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бюджетное образовательное учреждение </text:span><text:span text:style-name="T1"/></text:p>
      <text:p text:style-name="P1" loext:marker-style-name="T1"><text:span text:style-name="T1">высшего образования</text:span><text:span text:style-name="T1"/></text:p>
      <text:p text:style-name="P1" loext:marker-style-name="T1"><text:span text:style-name="T1">«Ростовский государственный экономический университет (РИНХ)»</text:span><text:span text:style-name="T1"/></text:p>
      <text:p text:style-name="P5" loext:marker-style-name="T1"/>
      <text:p text:style-name="P1" loext:marker-style-name="T3"><text:span text:style-name="T3">Финансово-экономический колледж</text:span><text:span text:style-name="T3"/></text:p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" loext:marker-style-name="T3"><text:span text:style-name="T3">ОТЧЕТ</text:span><text:span text:style-name="T3"/></text:p>
      <text:p text:style-name="P1" loext:marker-style-name="T3"><text:span text:style-name="T3">по учебной <text:s/>практике</text:span><text:span text:style-name="T3"/></text:p>
      <text:p text:style-name="P7" loext:marker-style-name="T3"/>
      <text:p text:style-name="P1" loext:marker-style-name="T4"><text:span text:style-name="T4">УП.03 Ревьюирование программных модулей </text:span><text:span text:style-name="T4"/></text:p>
      <text:p text:style-name="P5" loext:marker-style-name="T1"/>
      <text:p text:style-name="P1" loext:marker-style-name="T1"><text:span text:style-name="T1">в объёме <text:s text:c="2"/></text:span><text:span text:style-name="T5"><text:s/>36 <text:s text:c="3"/></text:span><text:span text:style-name="T1">часов, сроки практики </text:span><text:span text:style-name="T5">с «2» июня 2025г. по «7» июня 2025г.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Выполнил <text:s/><text:tab/><text:tab/><text:tab/> <text:s text:c="4"/></text:span><text:span text:style-name="T2">Старушко Роман Алексеевич</text:span></text:p>
      <text:p text:style-name="P4" loext:marker-style-name="T7"><text:span text:style-name="T1"><text:s text:c="4"/></text:span><text:span text:style-name="T7">(фамилия, имя, отчество студента)</text:span></text:p>
      <text:p text:style-name="P6" loext:marker-style-name="T1"/>
      <text:p text:style-name="P3" loext:marker-style-name="T1"><text:span text:style-name="T1">Группа <text:s/></text:span><text:span text:style-name="T6">ИС-202 <text:s text:c="2"/></text:span></text:p>
      <text:p text:style-name="P3" loext:marker-style-name="T1"><text:span text:style-name="T5"/></text:p>
      <text:p text:style-name="P2" loext:marker-style-name="T5"><text:span text:style-name="T5">Специальность<text:tab/>09.02.07. Информационные системы и программирование</text:span><text:span text:style-name="T5"/></text:p>
      <text:p text:style-name="P8" loext:marker-style-name="T5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2" loext:marker-style-name="T1"><text:span text:style-name="T1">Руководитель практики от колледжа <text:tab/> </text:span><text:span text:style-name="T2">Журавлев Д. Г.</text:span><text:span text:style-name="T1"><text:tab/>/</text:span></text:p>
      <text:p text:style-name="P3" loext:marker-style-name="T8"><text:span text:style-name="T1"><text:s text:c="74"/></text:span><text:span text:style-name="T8">(фамилия, инициалы, должность)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Итоговая <text:s/>оценка <text:s/>по практике <text:s/>________________________________________________________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"><text:span text:style-name="T1">г. Ростов-на-Дону, 2024 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104</meta:initial-creator>
    <meta:editing-cycles>3</meta:editing-cycles>
    <meta:creation-date>2025-06-02T13:52:00</meta:creation-date>
    <dc:date>2025-06-07T08:45:43.533227945</dc:date>
    <meta:editing-duration>PT3M35S</meta:editing-duration>
    <meta:generator>LibreOffice/7.6.4.1$Linux_X86_64 LibreOffice_project/60$Build-1</meta:generator>
    <meta:document-statistic meta:table-count="0" meta:image-count="0" meta:object-count="0" meta:page-count="1" meta:paragraph-count="16" meta:word-count="72" meta:character-count="748" meta:non-whitespace-character-count="587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